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B0000009CDA87D1D6BA4E7518.png" manifest:media-type="image/png"/>
  <manifest:file-entry manifest:full-path="Pictures/1000000000000020000000204B249CA79A42C6D7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NA-subtitle">
      <style:graphic-properties draw:fill-color="#ffffff" fo:min-height="0.8cm"/>
    </style:style>
    <style:style style:name="pr2" style:family="presentation" style:parent-style-name="DNA-subtitle">
      <style:graphic-properties draw:fill-color="#ffffff" fo:min-height="0.967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draw:auto-grow-height="true" fo:min-height="2.6cm"/>
    </style:style>
    <style:style style:name="pr5" style:family="presentation" style:parent-style-name="DNA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15pt" style:font-size-asian="24pt" style:font-size-complex="24pt"/>
    </style:style>
    <style:style style:name="P3" style:family="paragraph">
      <loext:graphic-properties draw:fill-color="#ffffff"/>
      <style:text-properties fo:color="#ed1c24" fo:font-size="15pt" style:font-size-asian="24pt" style:font-size-complex="24pt"/>
    </style:style>
    <style:style style:name="P4" style:family="paragraph">
      <loext:graphic-properties draw:fill-color="#ffffff"/>
    </style:style>
    <style:style style:name="T1" style:family="text">
      <style:text-properties fo:font-size="15pt" style:font-size-asian="24pt" style:font-size-complex="24pt"/>
    </style:style>
    <style:style style:name="T2" style:family="text">
      <style:text-properties fo:color="#ed1c24" fo:font-size="15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line draw:style-name="gr1" draw:text-style-name="P1" draw:layer="layout" svg:x1="12.4cm" svg:y1="7.1cm" svg:x2="12.4cm" svg:y2="8.4cm">
          <text:p/>
        </draw:line>
        <draw:line draw:style-name="gr1" draw:text-style-name="P1" draw:layer="layout" svg:x1="15.9cm" svg:y1="7.1cm" svg:x2="15.9cm" svg:y2="8.4cm">
          <text:p/>
        </draw:line>
        <draw:frame presentation:style-name="pr1" draw:text-style-name="P2" draw:layer="layout" svg:width="1cm" svg:height="0.8cm" svg:x="12.4cm" svg:y="7.1cm">
          <draw:text-box>
            <text:p><text:span text:style-name="T1">8</text:span></text:p>
          </draw:text-box>
        </draw:frame>
        <draw:frame presentation:style-name="pr1" draw:text-style-name="P2" draw:layer="layout" svg:width="1cm" svg:height="0.8cm" svg:x="16cm" svg:y="7.1cm">
          <draw:text-box>
            <text:p><text:span text:style-name="T1">8</text:span></text:p>
          </draw:text-box>
        </draw:frame>
        <draw:frame presentation:style-name="pr1" draw:text-style-name="P2" draw:layer="layout" svg:width="1cm" svg:height="0.8cm" svg:x="15.5cm" svg:y="6.4cm">
          <draw:text-box>
            <text:p><text:span text:style-name="T1">“</text:span><text:span text:style-name="T1">1”</text:span></text:p>
          </draw:text-box>
        </draw:frame>
        <draw:frame draw:style-name="gr2" draw:text-style-name="P1" draw:layer="layout" svg:width="6.453cm" svg:height="2.901cm" svg:x="11.047cm" svg:y="8.4cm">
          <draw:image xlink:href="Pictures/100002010000015B0000009CDA87D1D6BA4E7518.png" xlink:type="simple" xlink:show="embed" xlink:actuate="onLoad">
            <text:p/>
          </draw:image>
        </draw:frame>
        <draw:line draw:style-name="gr3" draw:text-style-name="P1" draw:layer="layout" svg:x1="12.2cm" svg:y1="7.5cm" svg:x2="12.6cm" svg:y2="7.5cm">
          <text:p/>
        </draw:line>
        <draw:line draw:style-name="gr3" draw:text-style-name="P1" draw:layer="layout" svg:x1="15.7cm" svg:y1="7.5cm" svg:x2="16.1cm" svg:y2="7.5cm">
          <text:p/>
        </draw:line>
        <draw:frame presentation:style-name="pr2" draw:text-style-name="P3" draw:layer="layout" svg:width="1.35cm" svg:height="0.967cm" svg:x="-1cm" svg:y="13.102cm">
          <draw:text-box>
            <text:p><text:span text:style-name="T2">s14</text:span><text:span text:style-name="T2">0</text:span></text:p>
          </draw:text-box>
        </draw:frame>
        <draw:frame presentation:style-name="pr1" draw:text-style-name="P2" draw:layer="layout" svg:width="1cm" svg:height="0.8cm" svg:x="14.288cm" svg:y="11.7cm">
          <draw:text-box>
            <text:p><text:span text:style-name="T1">8</text:span></text:p>
          </draw:text-box>
        </draw:frame>
        <draw:line draw:style-name="gr3" draw:text-style-name="P1" draw:layer="layout" svg:x1="14.088cm" svg:y1="12cm" svg:x2="14.488cm" svg:y2="12cm">
          <text:p/>
        </draw:line>
        <draw:line draw:style-name="gr1" draw:text-style-name="P1" draw:layer="layout" svg:x1="14.3cm" svg:y1="11.288cm" svg:x2="14.3cm" svg:y2="12.8cm">
          <text:p/>
        </draw:lin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 presentation:placeholder="true">
          <draw:text-box/>
        </draw:frame>
        <draw:frame presentation:style-name="pr5" draw:layer="layout" svg:width="22.5cm" svg:height="9.134cm" svg:x="4.5cm" svg:y="3.8cm" presentation:class="outline" presentation:placeholder="true">
          <draw:text-box/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ed1c24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16:56:25.624015472</meta:creation-date>
    <meta:editing-duration>PT1H3M35S</meta:editing-duration>
    <meta:editing-cycles>12</meta:editing-cycles>
    <meta:generator>LibreOffice/6.0.3.2$Linux_X86_64 LibreOffice_project/00m0$Build-2</meta:generator>
    <dc:title>DNA</dc:title>
    <dc:date>2018-09-02T10:32:06.473009886</dc:date>
    <meta:document-statistic meta:object-count="40"/>
  </office:meta>
</office:document-meta>
</file>